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57.49mm" svg:y="80.22mm">
            <loext:p draw:notify-on-update-of-ranges="Sheet1.A2:Sheet1.A43 Sheet1.B2:Sheet1.B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_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5-2*[.B2])" office:value-type="float" office:value="1.73205080756888" calcext:value-type="float">
            <text:p>1.732050807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5-2*[.B3])" office:value-type="float" office:value="1.23931367492748" calcext:value-type="float">
            <text:p>1.239313674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5-2*[.B4])" office:value-type="float" office:value="1.5878830719373" calcext:value-type="float">
            <text:p>1.587883071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5-2*[.B5])" office:value-type="float" office:value="1.35064201627426" calcext:value-type="float">
            <text:p>1.350642016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5-2*[.B6])" office:value-type="float" office:value="1.5161516967149" calcext:value-type="float">
            <text:p>1.5161516967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5-2*[.B7])" office:value-type="float" office:value="1.40274609483334" calcext:value-type="float">
            <text:p>1.402746094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5-2*[.B8])" office:value-type="float" office:value="1.48138712372334" calcext:value-type="float">
            <text:p>1.481387123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5-2*[.B9])" office:value-type="float" office:value="1.42731417443859" calcext:value-type="float">
            <text:p>1.427314174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5-2*[.B10])" office:value-type="float" office:value="1.46470872569355" calcext:value-type="float">
            <text:p>1.464708725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5-2*[.B11])" office:value-type="float" office:value="1.43895189239005" calcext:value-type="float">
            <text:p>1.4389518924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5-2*[.B12])" office:value-type="float" office:value="1.45674164326414" calcext:value-type="float">
            <text:p>1.4567416433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5-2*[.B13])" office:value-type="float" office:value="1.44447800726481" calcext:value-type="float">
            <text:p>1.4444780073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5-2*[.B14])" office:value-type="float" office:value="1.45294321481274" calcext:value-type="float">
            <text:p>1.4529432148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5-2*[.B15])" office:value-type="float" office:value="1.44710523818226" calcext:value-type="float">
            <text:p>1.4471052382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5-2*[.B16])" office:value-type="float" office:value="1.45113387515952" calcext:value-type="float">
            <text:p>1.451133875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5-2*[.B17])" office:value-type="float" office:value="1.44835501507088" calcext:value-type="float">
            <text:p>1.4483550151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QRT(5-2*[.B18])" office:value-type="float" office:value="1.45027237781675" calcext:value-type="float">
            <text:p>1.4502723778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QRT(5-2*[.B19])" office:value-type="float" office:value="1.44894970387743" calcext:value-type="float">
            <text:p>1.4489497039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QRT(5-2*[.B20])" office:value-type="float" office:value="1.44986226664643" calcext:value-type="float">
            <text:p>1.449862266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5-2*[.B21])" office:value-type="float" office:value="1.44923271654594" calcext:value-type="float">
            <text:p>1.4492327165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QRT(5-2*[.B22])" office:value-type="float" office:value="1.44966705381205" calcext:value-type="float">
            <text:p>1.4496670538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QRT(5-2*[.B23])" office:value-type="float" office:value="1.44936741110593" calcext:value-type="float">
            <text:p>1.449367411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QRT(5-2*[.B24])" office:value-type="float" office:value="1.44957413669952" calcext:value-type="float">
            <text:p>1.4495741367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QRT(5-2*[.B25])" office:value-type="float" office:value="1.44943151842402" calcext:value-type="float">
            <text:p>1.449431518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5-2*[.B26])" office:value-type="float" office:value="1.44952991109254" calcext:value-type="float">
            <text:p>1.449529911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QRT(5-2*[.B27])" office:value-type="float" office:value="1.44946203048404" calcext:value-type="float">
            <text:p>1.449462030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QRT(5-2*[.B28])" office:value-type="float" office:value="1.44950886131542" calcext:value-type="float">
            <text:p>1.4495088613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QRT(5-2*[.B29])" office:value-type="float" office:value="1.44947655288699" calcext:value-type="float">
            <text:p>1.4494765529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QRT(5-2*[.B30])" office:value-type="float" office:value="1.44949884243693" calcext:value-type="float">
            <text:p>1.4494988424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5-2*[.B31])" office:value-type="float" office:value="1.44948346493712" calcext:value-type="float">
            <text:p>1.4494834649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QRT(5-2*[.B32])" office:value-type="float" office:value="1.44949407384982" calcext:value-type="float">
            <text:p>1.4494940738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QRT(5-2*[.B33])" office:value-type="float" office:value="1.44948675478611" calcext:value-type="float">
            <text:p>1.4494867548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QRT(5-2*[.B34])" office:value-type="float" office:value="1.44949180419476" calcext:value-type="float">
            <text:p>1.4494918042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QRT(5-2*[.B35])" office:value-type="float" office:value="1.44948832061886" calcext:value-type="float">
            <text:p>1.4494883206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QRT(5-2*[.B36])" office:value-type="float" office:value="1.44949072393109" calcext:value-type="float">
            <text:p>1.449490723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QRT(5-2*[.B37])" office:value-type="float" office:value="1.44948906589109" calcext:value-type="float">
            <text:p>1.4494890659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QRT(5-2*[.B38])" office:value-type="float" office:value="1.44949020976957" calcext:value-type="float">
            <text:p>1.4494902098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QRT(5-2*[.B39])" office:value-type="float" office:value="1.44948942061019" calcext:value-type="float">
            <text:p>1.4494894206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QRT(5-2*[.B40])" office:value-type="float" office:value="1.44948996504964" calcext:value-type="float">
            <text:p>1.449489965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5-2*[.B41])" office:value-type="float" office:value="1.44948958944199" calcext:value-type="float">
            <text:p>1.4494895894</text:p>
          </table:table-cell>
          <table:table-cell table:number-columns-repeated="4"/>
          <table:table-cell table:formula="of:=1+SQRT(6)" office:value-type="float" office:value="3.44948974278318" calcext:value-type="float">
            <text:p>3.4494897428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QRT(5-2*[.B42])" office:value-type="float" office:value="1.44948984857294" calcext:value-type="float">
            <text:p>1.4494898486</text:p>
          </table:table-cell>
          <table:table-cell table:number-columns-repeated="4"/>
          <table:table-cell table:formula="of:=1-SQRT(6)" office:value-type="float" office:value="-1.44948974278318" calcext:value-type="float">
            <text:p>-1.4494897428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9:59:48.157476348</meta:creation-date>
    <dc:date>2018-09-24T13:59:15.091018441</dc:date>
    <meta:editing-duration>PT3H5M25S</meta:editing-duration>
    <meta:editing-cycles>1</meta:editing-cycles>
    <meta:document-statistic meta:table-count="1" meta:cell-count="8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2:Sheet1.B43" svg:x="0.319cm" svg:y="0.18cm" svg:width="13.097cm" svg:height="8.645cm">
          <chartooo:coordinate-region svg:x="1.046cm" svg:y="0.379cm" svg:width="12.18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3" chart:class="chart:scatter">
            <chart:domain table:cell-range-address="Sheet1.A2:Sheet1.A43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3</svg:desc>
                </draw:g>
              </table:table-cell>
              <table:table-cell office:value-type="float" office:value="1">
                <text:p>1</text:p>
                <draw:g>
                  <svg:desc>Sheet1.B2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3931367492748">
                <text:p>1.23931367492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878830719373">
                <text:p>1.587883071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5064201627426">
                <text:p>1.3506420162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161516967149">
                <text:p>1.5161516967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40274609483334">
                <text:p>1.4027460948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8138712372334">
                <text:p>1.48138712372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42731417443859">
                <text:p>1.4273141744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6470872569355">
                <text:p>1.46470872569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3895189239005">
                <text:p>1.43895189239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45674164326414">
                <text:p>1.45674164326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44447800726481">
                <text:p>1.44447800726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45294321481274">
                <text:p>1.45294321481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44710523818226">
                <text:p>1.44710523818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45113387515952">
                <text:p>1.4511338751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44835501507088">
                <text:p>1.44835501507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45027237781675">
                <text:p>1.4502723778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44894970387743">
                <text:p>1.44894970387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44986226664643">
                <text:p>1.44986226664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4923271654594">
                <text:p>1.44923271654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44966705381205">
                <text:p>1.44966705381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44936741110593">
                <text:p>1.44936741110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44957413669952">
                <text:p>1.44957413669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44943151842402">
                <text:p>1.44943151842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44952991109254">
                <text:p>1.44952991109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44946203048404">
                <text:p>1.44946203048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44950886131542">
                <text:p>1.4495088613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44947655288699">
                <text:p>1.44947655288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44949884243693">
                <text:p>1.44949884243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44948346493712">
                <text:p>1.44948346493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44949407384982">
                <text:p>1.44949407384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44948675478611">
                <text:p>1.44948675478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44949180419476">
                <text:p>1.44949180419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44948832061886">
                <text:p>1.44948832061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44949072393109">
                <text:p>1.44949072393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44948906589109">
                <text:p>1.44948906589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44949020976957">
                <text:p>1.449490209769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44948942061019">
                <text:p>1.44948942061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4948996504964">
                <text:p>1.44948996504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4948958944199">
                <text:p>1.44948958944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44948984857294">
                <text:p>1.44948984857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